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opiar el ejemplo número 1 dado en la tercera clase.</text:p>
      <text:p text:style-name="Standard"/>
      <text:p text:style-name="Standard">2-. Modificar el programa main.c para crear un coche y que se añada en el concesionario. Dichos objetos deben ser creados con la información pasada a través de argumentos del programa main. El programa main debe aceptar estos parámetros:</text:p>
      <text:list xml:id="list1698221976" text:style-name="L1">
        <text:list-item>
          <text:list>
            <text:list-item>
              <text:p text:style-name="P3">-m o -matricula: El cuál contendrá el matrícula de nuestro vehículo.</text:p>
            </text:list-item>
            <text:list-item>
              <text:p text:style-name="P3">-i o -id : El cuál tendrá el id de nuestro coche</text:p>
            </text:list-item>
            <text:list-item>
              <text:p text:style-name="P3">-g o -gama: El cuál contendrá la gama o marca del vehículo</text:p>
            </text:list-item>
            <text:list-item>
              <text:p text:style-name="P3">-d o -dueno: El cuál contendrá el dueño del concesionario.</text:p>
            </text:list-item>
            <text:list-item>
              <text:p text:style-name="P3">-h: Ayuda donde se mostrará el uso correcto del programa y los parámetros aceptados</text:p>
            </text:list-item>
          </text:list>
        </text:list-item>
      </text:list>
      <text:p text:style-name="Standard"/>
      <text:p text:style-name="Standard">El elemento coche debe ser añadido en nuestro concesionario y posteriormente imprimir el concesionario para verificar que la información ha sido bien añadida.</text:p>
      <text:p text:style-name="Standard"/>
      <text:p text:style-name="Standard">En este apartado, el alumno debe tener en cuenta los casos de riesgo y tratarlos como controlar el tamaño de una cadena. Es obligatorio el uso de la función getopt_long explicada en clase.</text:p>
      <text:p text:style-name="Standard"/>
      <text:p text:style-name="Standard">3-. En caso de que se estén pasando elementos de forma incorrecta, imprimir una descripción del buen uso del programa (como usar los parámetros y cuales son válidos).</text:p>
      <text:p text:style-name="Standard"/>
      <text:p text:style-name="P2">EXTRAS</text:p>
      <text:p text:style-name="P2"/>
      <text:p text:style-name="P2">4-. Generar un parche con todo el código desarrollado. Guardar dicho fichero también en la carpeta del proyecto, creando una carpeta llamada “parches”.</text:p>
      <text:p text:style-name="P2"/>
      <text:p text:style-name="P2"/>
      <text:p text:style-name="P2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3-12T14:11:50</dc:date>
    <dc:creator>alvaro </dc:creator>
    <meta:editing-duration>PT50M45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4" meta:word-count="308" meta:character-count="1495" meta:non-whitespace-character-count="1520"/>
  </office:meta>
</office:document-meta>
</file>